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56c" officeooo:paragraph-rsid="0019c56c"/>
    </style:style>
    <style:style style:name="P2" style:family="paragraph" style:parent-style-name="Standard">
      <style:text-properties officeooo:rsid="001b495a" officeooo:paragraph-rsid="001b495a"/>
    </style:style>
    <style:style style:name="T1" style:family="text">
      <style:text-properties officeooo:rsid="0019c5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c90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calculate the normal directions of vertices on the board by taking average values of the vector cross product around the vertex.</text:p>
      <text:p text:style-name="P1"/>
      <text:p text:style-name="P1">Find the incident ray by subtracting <text:span text:style-name="T2">e</text:span> from the vertex location <draw:frame draw:style-name="fr1" draw:name="Object2" text:anchor-type="as-char" svg:y="-0.1484in" svg:width="0.2417in" svg:height="0.2091in" draw:z-index="1"><draw:object xlink:href="./Object 2" xlink:type="simple" xlink:show="embed" xlink:actuate="onLoad"/><draw:image xlink:href="./ObjectReplacements/Object 2" xlink:type="simple" xlink:show="embed" xlink:actuate="onLoad"/></draw:frame>, <text:s/>store in a 2D array.</text:p>
      <text:p text:style-name="P1"/>
      <text:p text:style-name="P1">Calculate the reflection ray direction using equation <draw:frame draw:style-name="fr1" draw:name="Object1" text:anchor-type="as-char" svg:y="-0.152in" svg:width="1.1874in" svg:height="0.2134in" draw:z-index="0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1"/>
      <text:p text:style-name="P2">Using point <text:span text:style-name="T1"><draw:frame draw:style-name="fr1" draw:name="Object3" text:anchor-type="as-char" svg:y="-0.1484in" svg:width="0.2417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with <text:span text:style-name="T1"><draw:frame draw:style-name="fr1" draw:name="Object4" text:anchor-type="as-char" svg:y="-0.1484in" svg:width="0.2118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, </text:span>calculate intersection between the reflect ray and pattern board, this will give u =<draw:frame draw:style-name="fr1" draw:name="Object5" text:anchor-type="as-char" svg:y="-0.2728in" svg:width="1.3437in" svg:height="0.4508in" draw:z-index="4"><draw:object xlink:href="./Object 5" xlink:type="simple" xlink:show="embed" xlink:actuate="onLoad"/><draw:image xlink:href="./ObjectReplacements/Object 5" xlink:type="simple" xlink:show="embed" xlink:actuate="onLoad"/></draw:frame>and v = <draw:frame draw:style-name="fr1" draw:name="Object6" text:anchor-type="as-char" svg:y="-0.2728in" svg:width="1.3445in" svg:height="0.450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, u will be the distance from the pattern edge, using u we can calculate if the intersection in the the black region or white region. <text:s/><text:span text:style-name="T3">This information will be used to render the WRL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2:39:36.426185925</meta:creation-date>
    <dc:date>2018-10-11T03:02:11.825833961</dc:date>
    <meta:editing-duration>PT2M15S</meta:editing-duration>
    <meta:editing-cycles>1</meta:editing-cycles>
    <meta:document-statistic meta:table-count="0" meta:image-count="0" meta:object-count="6" meta:page-count="1" meta:paragraph-count="4" meta:word-count="102" meta:character-count="575" meta:non-whitespace-character-count="473"/>
    <meta:generator>LibreOffice/6.0.6.2$Linux_X86_64 LibreOffice_project/00m0$Build-2</meta:generator>
  </office:meta>
</office:document-meta>
</file>

<file path=Object 1/content.xml><?xml version="1.0" encoding="utf-8"?>
<math xmlns="http://www.w3.org/1998/Math/MathML" display="block">
  <semantics>
    <mrow>
      <mrow>
        <msub>
          <mi>v</mi>
          <mi>r</mi>
        </msub>
        <mo stretchy="false">=</mo>
        <mrow>
          <msub>
            <mi>v</mi>
            <mi>i</mi>
          </msub>
          <mo stretchy="false">−</mo>
          <mn>2</mn>
        </mrow>
      </mrow>
      <mrow>
        <mo fence="true" stretchy="false">(</mo>
        <mrow>
          <mrow>
            <mover accent="true">
              <mi>n</mi>
              <mo stretchy="false">^</mo>
            </mover>
            <mo stretchy="false">⋅</mo>
            <msub>
              <mi>v</mi>
              <mi>i</mi>
            </msub>
          </mrow>
        </mrow>
        <mo fence="true" stretchy="false">)</mo>
      </mrow>
      <mover accent="true">
        <mi>n</mi>
        <mo stretchy="false">^</mo>
      </mover>
    </mrow>
    <annotation encoding="StarMath 5.0">v_r = v_i - 2(hat n cdot v_i )hat n</annotation>
  </semantics>
</math>
</file>

<file path=Object 2/content.xml><?xml version="1.0" encoding="utf-8"?>
<math xmlns="http://www.w3.org/1998/Math/MathML" display="block">
  <semantics>
    <msub>
      <mi>p</mi>
      <mi mathvariant="italic">ij</mi>
    </msub>
    <annotation encoding="StarMath 5.0">p_ij</annotation>
  </semantics>
</math>
</file>

<file path=Object 3/content.xml><?xml version="1.0" encoding="utf-8"?>
<math xmlns="http://www.w3.org/1998/Math/MathML" display="block">
  <semantics>
    <msub>
      <mi>p</mi>
      <mi mathvariant="italic">ij</mi>
    </msub>
    <annotation encoding="StarMath 5.0">p_ij</annotation>
  </semantics>
</math>
</file>

<file path=Object 4/content.xml><?xml version="1.0" encoding="utf-8"?>
<math xmlns="http://www.w3.org/1998/Math/MathML" display="block">
  <semantics>
    <msub>
      <mi>v</mi>
      <mi>r</mi>
    </msub>
    <annotation encoding="StarMath 5.0">v_r
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i>b</mi>
              <mo stretchy="false">×</mo>
              <mrow>
                <mo stretchy="false">−</mo>
                <msub>
                  <mi>v</mi>
                  <mi>r</mi>
                </msub>
              </mrow>
            </mrow>
          </mrow>
          <mo fence="true" stretchy="false">)</mo>
        </mrow>
        <mo stretchy="false">⋅</mo>
        <mrow>
          <mo fence="true" stretchy="false">(</mo>
          <mrow>
            <mrow>
              <msub>
                <mi>p</mi>
                <mi mathvariant="italic">ij</mi>
              </msub>
              <mo stretchy="false">−</mo>
              <msub>
                <mi>p</mi>
                <mn>0</mn>
              </msub>
            </mrow>
          </mrow>
          <mo fence="true" stretchy="false">)</mo>
        </mrow>
      </mrow>
      <mrow>
        <mrow>
          <mo stretchy="false">−</mo>
          <msub>
            <mi>v</mi>
            <mi>r</mi>
          </msub>
        </mrow>
        <mo stretchy="false">⋅</mo>
        <mrow>
          <mo fence="true" stretchy="false">(</mo>
          <mrow>
            <mrow>
              <mi>a</mi>
              <mo stretchy="false">×</mo>
              <mi>b</mi>
            </mrow>
          </mrow>
          <mo fence="true" stretchy="false">)</mo>
        </mrow>
      </mrow>
    </mfrac>
    <annotation encoding="StarMath 5.0">{( b times -v_r ) cdot (p_ij - p_0) } over {-v_r cdot (a times b)} 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sub>
                  <mi>v</mi>
                  <mi>r</mi>
                </msub>
              </mrow>
              <mo stretchy="false">×</mo>
              <mi>a</mi>
            </mrow>
          </mrow>
          <mo fence="true" stretchy="false">)</mo>
        </mrow>
        <mo stretchy="false">⋅</mo>
        <mrow>
          <mo fence="true" stretchy="false">(</mo>
          <mrow>
            <mrow>
              <msub>
                <mi>p</mi>
                <mi mathvariant="italic">ij</mi>
              </msub>
              <mo stretchy="false">−</mo>
              <msub>
                <mi>p</mi>
                <mn>0</mn>
              </msub>
            </mrow>
          </mrow>
          <mo fence="true" stretchy="false">)</mo>
        </mrow>
      </mrow>
      <mrow>
        <mrow>
          <mo stretchy="false">−</mo>
          <msub>
            <mi>v</mi>
            <mi>r</mi>
          </msub>
        </mrow>
        <mo stretchy="false">⋅</mo>
        <mrow>
          <mo fence="true" stretchy="false">(</mo>
          <mrow>
            <mrow>
              <mi>a</mi>
              <mo stretchy="false">×</mo>
              <mi>b</mi>
            </mrow>
          </mrow>
          <mo fence="true" stretchy="false">)</mo>
        </mrow>
      </mrow>
    </mfrac>
    <annotation encoding="StarMath 5.0">{(-v_r times a ) cdot (p_ij - p_0) } over {-v_r cdot (a times b)} </annotation>
  </semantics>
</math>
</file>